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ights-title">
      <style:graphic-properties fo:min-height="2.75cm" loext:decorative="false"/>
      <style:paragraph-properties style:writing-mode="lr-tb"/>
    </style:style>
    <style:style style:name="pr4" style:family="presentation" style:parent-style-name="Lights-outline1">
      <style:graphic-properties fo:min-height="6.001cm" loext:decorative="false"/>
      <style:paragraph-properties style:writing-mode="lr-tb"/>
    </style:style>
    <style:style style:name="pr5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2.757cm" style:use-optimal-column-width="false"/>
    </style:style>
    <style:style style:name="co2" style:family="table-column">
      <style:table-column-properties style:column-width="2.761cm" style:use-optimal-column-width="false"/>
    </style:style>
    <style:style style:name="co3" style:family="table-column">
      <style:table-column-properties style:column-width="2.771cm" style:use-optimal-column-width="false"/>
    </style:style>
    <style:style style:name="co4" style:family="table-column">
      <style:table-column-properties style:column-width="2.773cm" style:use-optimal-column-width="false"/>
    </style:style>
    <style:style style:name="ro1" style:family="table-row">
      <style:table-row-properties style:row-height="2.108cm" style:use-optimal-row-height="false"/>
    </style:style>
    <style:style style:name="ro2" style:family="table-row">
      <style:table-row-properties style:row-height="3.018cm" style:use-optimal-row-height="false"/>
    </style:style>
    <style:style style:name="ro3" style:family="table-row">
      <style:table-row-properties style:row-height="3.02cm" style:use-optimal-row-height="false"/>
    </style:style>
    <style:style style:name="ro4" style:family="table-row">
      <style:table-row-properties style:row-height="2.052cm" style:use-optimal-row-height="false"/>
    </style:style>
    <style:style style:name="ro5" style:family="table-row">
      <style:table-row-properties style:row-height="2.937cm" style:use-optimal-row-height="false"/>
    </style:style>
    <style:style style:name="ro6" style:family="table-row">
      <style:table-row-properties style:row-height="1.544cm" style:use-optimal-row-height="false"/>
    </style:style>
    <style:style style:name="P1" style:family="paragraph">
      <style:text-properties fo:color="#81d41a" loext:opacity="100%"/>
    </style:style>
    <style:style style:name="P2" style:family="paragraph">
      <style:text-properties fo:color="#ff8000" loext:opacity="100%"/>
    </style:style>
    <style:style style:name="P3" style:family="paragraph">
      <loext:graphic-properties draw:fill-color="#ffffff"/>
    </style:style>
    <style:style style:name="P4" style:family="paragraph">
      <style:text-properties fo:color="#ffffff" loext:opacity="100%"/>
    </style:style>
    <style:style style:name="P5" style:family="paragraph">
      <style:text-properties fo:color="#ffffff" loext:opacity="100%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81d41a" loext:opacity="100%"/>
    </style:style>
    <style:style style:name="T2" style:family="text">
      <style:text-properties fo:color="#ffffff" loext:opacity="100%"/>
    </style:style>
    <style:style style:name="T3" style:family="text">
      <style:text-properties fo:color="#ff8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71cm" svg:y="1.905cm" presentation:class="title" presentation:user-transformed="true">
          <draw:text-box>
            <text:p>The features</text:p>
          </draw:text-box>
        </draw:frame>
        <draw:frame draw:style-name="gr1" draw:layer="layout" svg:width="13.788cm" svg:height="8.145cm" svg:x="1.158cm" svg:y="4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1">District</text:p>
              </table:table-cell>
              <table:table-cell>
                <text:p text:style-name="P1">Flooding Zone</text:p>
              </table:table-cell>
              <table:table-cell>
                <text:p text:style-name="P1">Kitchen</text:p>
              </table:table-cell>
              <table:table-cell>
                <text:p text:style-name="P1">PEB</text:p>
              </table:table-cell>
              <table:table-cell>
                <text:p text:style-name="P1">State of Building</text:p>
              </table:table-cell>
            </table:table-row>
            <table:table-row table:style-name="ro2" table:default-cell-style-name="bg-none">
              <table:table-cell>
                <text:p text:style-name="P1">Subtype of Property</text:p>
              </table:table-cell>
              <table:table-cell>
                <text:p text:style-name="P1">Type of Sale</text:p>
              </table:table-cell>
              <table:table-cell>
                <text:p text:style-name="P1">Type of property</text:p>
              </table:table-cell>
              <table:table-cell>
                <text:p text:style-name="P1">Fireplace</text:p>
              </table:table-cell>
              <table:table-cell>
                <text:p text:style-name="P1">Construction Year</text:p>
              </table:table-cell>
            </table:table-row>
            <table:table-row table:style-name="ro3" table:default-cell-style-name="bg-none">
              <table:table-cell>
                <text:p text:style-name="P1">Number of facades</text:p>
              </table:table-cell>
              <table:table-cell>
                <text:p text:style-name="P1">Pool</text:p>
              </table:table-cell>
              <table:table-cell>
                <text:p text:style-name="P1">Terrace</text:p>
              </table:table-cell>
              <table:table-cell>
                <text:p text:style-name="P1">Furnished</text:p>
              </table:table-cell>
              <table:table-cell>
                <text:p text:style-name="P1">Garden Are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1.085cm" svg:height="6.532cm" svg:x="16.219cm" svg:y="4.6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bg-none">
              <table:table-cell>
                <text:p text:style-name="P2">Url</text:p>
              </table:table-cell>
              <table:table-cell>
                <text:p text:style-name="P2">Country</text:p>
              </table:table-cell>
              <table:table-cell>
                <text:p text:style-name="P2">Monthly Charges</text:p>
              </table:table-cell>
              <table:table-cell>
                <text:p text:style-name="P2">Property ID</text:p>
              </table:table-cell>
            </table:table-row>
            <table:table-row table:style-name="ro5" table:default-cell-style-name="bg-none">
              <table:table-cell>
                <text:p text:style-name="P2">Municipality Name</text:p>
              </table:table-cell>
              <table:table-cell>
                <text:p text:style-name="P2">Postal Code</text:p>
              </table:table-cell>
              <table:table-cell>
                <text:p text:style-name="P2">Garden</text:p>
              </table:table-cell>
              <table:table-cell>
                <text:p text:style-name="P2">Refnis Code</text:p>
              </table:table-cell>
            </table:table-row>
            <table:table-row table:style-name="ro6" table:default-cell-style-name="bg-none">
              <table:table-cell>
                <text:p text:style-name="P2">Province</text:p>
              </table:table-cell>
              <table:table-cell>
                <text:p text:style-name="P2">Region</text:p>
              </table:table-cell>
              <table:table-cell>
                <text:p text:style-name="P2">Locality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3" draw:layer="layout" svg:width="25cm" svg:height="2.75cm" svg:x="1.5cm" svg:y="1.25cm" presentation:class="title" presentation:user-transformed="true">
          <draw:text-box>
            <text:p>The model</text:p>
          </draw:text-box>
        </draw:frame>
        <draw:frame presentation:style-name="pr4" draw:layer="layout" svg:width="13.105cm" svg:height="1.27cm" svg:x="1.905cm" svg:y="5.08cm" presentation:class="outline" presentation:user-transformed="true">
          <draw:text-box>
            <text:list text:style-name="L3">
              <text:list-header>
                <text:p><text:span text:style-name="T1">RandomForestRegressor</text:span></text:p>
              </text:list-header>
            </text:list>
          </draw:text-box>
        </draw:frame>
        <draw:frame presentation:style-name="pr4" draw:text-style-name="P5" draw:layer="layout" svg:width="13.105cm" svg:height="0.92cm" svg:x="0.635cm" svg:y="3.525cm" presentation:class="outline" presentation:user-transformed="true">
          <draw:text-box>
            <text:list text:style-name="L3">
              <text:list-header>
                <text:p text:style-name="P4"><text:span text:style-name="T2">Best score :</text:span></text:p>
              </text:list-header>
            </text:list>
          </draw:text-box>
        </draw:frame>
        <draw:frame draw:style-name="gr3" draw:text-style-name="P6" draw:layer="layout" svg:width="9.896cm" svg:height="3.81cm" svg:x="2.804cm" svg:y="8.89cm">
          <draw:text-box>
            <text:p><text:span text:style-name="T3">LinearRegression</text:span></text:p>
            <text:p><text:span text:style-name="T3">GradientBoosting</text:span></text:p>
            <text:p><text:span text:style-name="T3">XGBoost</text:span></text:p>
          </draw:text-box>
        </draw:frame>
        <draw:frame presentation:style-name="pr4" draw:text-style-name="P5" draw:layer="layout" svg:width="13.105cm" svg:height="0.92cm" svg:x="0.635cm" svg:y="6.985cm" presentation:class="outline" presentation:user-transformed="true">
          <draw:text-box>
            <text:list text:style-name="L3">
              <text:list-header>
                <text:p text:style-name="P4"><text:span text:style-name="T2">Other tested 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6cm" svg:x="1.5cm" svg:y="4.16cm" presentation:class="outline" presentation:user-transformed="true">
          <draw:text-box>
            <text:list text:style-name="L3">
              <text:list-item>
                <text:p>Mean Absolute Error : ~60000</text:p>
              </text:list-item>
              <text:list-item>
                <text:p>Accuracy on test set : 79%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5cm" svg:height="2.75cm" svg:x="1.5cm" svg:y="1.25cm" presentation:class="title" presentation:user-transformed="true">
          <draw:text-box>
            <text:p>The sco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0:57:27.468363994</meta:creation-date>
    <meta:editing-duration>PT1M1S</meta:editing-duration>
    <meta:editing-cycles>2</meta:editing-cycles>
    <meta:generator>LibreOffice/24.2.5.2$Linux_X86_64 LibreOffice_project/420$Build-2</meta:generator>
    <dc:title>Lights</dc:title>
    <dc:date>2024-07-23T11:42:26.292067818</dc:date>
    <meta:document-statistic meta:object-count="95"/>
    <meta:template xlink:type="simple" xlink:actuate="onRequest" xlink:title="Lights" xlink:href="../../../../../usr/lib/libreoffice/share/template/common/presnt/Lights.otp" meta:date="2024-07-23T10:57:27.059816311"/>
  </office:meta>
</office:document-meta>
</file>